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8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9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10" style:family="paragraph" style:parent-style-name="Standard">
      <style:paragraph-properties fo:line-height="10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line-height="100%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44"/></text:span><text:span text:style-name="T4">{{{nisn_umber+id_num}}}</text:span></text:p>
            <text:p text:style-name="P4"><text:s text:c="74"/><text:span text:style-name="T8">{{{++limit+providertraining+training+name}}} <text:s text:c="46"/>{{{+graduation_month}}} {{{+graduation_year}}}</text:span></text:p>
            <text:p text:style-name="P7"/>
            <text:p text:style-name="P7"/>
            <text:p text:style-name="P8"/>
            <text:p text:style-name="P9"><text:span text:style-name="T5"><text:s text:c="62"/></text:span><text:span text:style-name="T6"><text:s text:c="2"/>Midwifery, and Pharmacology <text:s text:c="63"/></text:span><text:span text:style-name="T2">{{{exam_grade_paper_i+name}}}</text:span></text:p>
            <text:p text:style-name="P10"><text:s text:c="57"/>Reproductive Health,and Community Health <text:s text:c="39"/><text:span text:style-name="T7">{{{exam_grade_paper_ii+name}}}</text:span></text:p>
            <text:p text:style-name="P10"><text:s text:c="56"/>Mother Craft and Paediatrics, <text:s text:c="64"/><text:span text:style-name="T7">{{{exam_grade_paper_iii+name}}}</text:span></text:p>
            <text:p text:style-name="P10"><text:s text:c="56"/>Gynaecology ,Mental Health and <text:s/>Health Service Mgt <text:s text:c="25"/><text:span text:style-name="T7">{{{exam_grade_paper_iv+name}}}</text:span></text:p>
            <text:p text:style-name="P10"><text:s text:c="56"/>Practicals and Orals <text:s text:c="79"/><text:span text:style-name="T7">{{{exam_grade_paper_v+name}}}</text:span></text:p>
            <text:p text:style-name="P11"><text:span text:style-name="T3"><text:s text:c="56"/>Research <text:s text:c="97"/></text:span><text:span text:style-name="T7">{{{exam_grade_paper_vi+name}}}</text:span></text:p>
            <text:p text:style-name="P6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8-21T15:51:34</dc:date>
    <dc:creator>HRIS </dc:creator>
    <meta:editing-duration>PT7H7M35S</meta:editing-duration>
    <meta:editing-cycles>101</meta:editing-cycles>
    <meta:generator>LibreOffice/3.5$Linux_x86 LibreOffice_project/350m1$Build-2</meta:generator>
    <meta:document-statistic meta:table-count="1" meta:image-count="0" meta:object-count="0" meta:page-count="1" meta:paragraph-count="12" meta:word-count="48" meta:character-count="1906" meta:non-whitespace-character-count="662"/>
  </office:meta>
</office:document-meta>
</file>